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fa0" officeooo:paragraph-rsid="001e4fa0"/>
    </style:style>
    <style:style style:name="P2" style:family="paragraph" style:parent-style-name="Standard">
      <style:text-properties officeooo:rsid="001efa46" officeooo:paragraph-rsid="001efa46"/>
    </style:style>
    <style:style style:name="P3" style:family="paragraph" style:parent-style-name="Standard">
      <style:text-properties fo:font-style="italic" officeooo:rsid="001efa46" officeooo:paragraph-rsid="001efa46" style:font-style-asian="italic" style:font-style-complex="italic"/>
    </style:style>
    <style:style style:name="P4" style:family="paragraph" style:parent-style-name="Standard">
      <style:text-properties fo:font-style="italic" officeooo:rsid="0020b150" officeooo:paragraph-rsid="0020b150" style:font-style-asian="italic" style:font-style-complex="italic"/>
    </style:style>
    <style:style style:name="P5" style:family="paragraph" style:parent-style-name="Standard">
      <style:text-properties fo:font-style="italic" officeooo:rsid="00221330" officeooo:paragraph-rsid="00221330" style:font-style-asian="italic" style:font-style-complex="italic"/>
    </style:style>
    <style:style style:name="P6" style:family="paragraph" style:parent-style-name="Standard">
      <style:text-properties fo:font-style="italic" officeooo:rsid="00240376" officeooo:paragraph-rsid="0025f6aa" style:font-style-asian="italic" style:font-style-complex="italic"/>
    </style:style>
    <style:style style:name="P7" style:family="paragraph" style:parent-style-name="Standard">
      <style:text-properties fo:font-style="italic" officeooo:rsid="00272324" officeooo:paragraph-rsid="00272324" style:font-style-asian="italic" style:font-style-complex="italic"/>
    </style:style>
    <style:style style:name="P8" style:family="paragraph" style:parent-style-name="Standard">
      <style:text-properties fo:font-style="italic" officeooo:rsid="00272324" officeooo:paragraph-rsid="0028fcb8" style:font-style-asian="italic" style:font-style-complex="italic"/>
    </style:style>
    <style:style style:name="P9" style:family="paragraph" style:parent-style-name="Standard">
      <style:text-properties fo:font-style="italic" officeooo:rsid="002ad530" officeooo:paragraph-rsid="002ad530" style:font-style-asian="italic" style:font-style-complex="italic"/>
    </style:style>
    <style:style style:name="P10" style:family="paragraph" style:parent-style-name="Standard">
      <style:text-properties fo:font-style="italic" officeooo:rsid="002d5441" officeooo:paragraph-rsid="002d5441" style:font-style-asian="italic" style:font-style-complex="italic"/>
    </style:style>
    <style:style style:name="P11" style:family="paragraph" style:parent-style-name="Standard">
      <style:text-properties fo:font-style="italic" officeooo:rsid="002d5441" officeooo:paragraph-rsid="002f4d3a" style:font-style-asian="italic" style:font-style-complex="italic"/>
    </style:style>
    <style:style style:name="P12" style:family="paragraph" style:parent-style-name="Standard">
      <style:text-properties fo:font-style="italic" officeooo:rsid="002d5441" officeooo:paragraph-rsid="0033640f" style:font-style-asian="italic" style:font-style-complex="italic"/>
    </style:style>
    <style:style style:name="P13" style:family="paragraph" style:parent-style-name="Standard">
      <style:text-properties fo:font-style="italic" officeooo:rsid="002f4d3a" officeooo:paragraph-rsid="002f4d3a" style:font-style-asian="italic" style:font-style-complex="italic"/>
    </style:style>
    <style:style style:name="P14" style:family="paragraph" style:parent-style-name="Standard">
      <style:text-properties fo:font-style="italic" officeooo:rsid="0033640f" officeooo:paragraph-rsid="0033640f" style:font-style-asian="italic" style:font-style-complex="italic"/>
    </style:style>
    <style:style style:name="P15" style:family="paragraph" style:parent-style-name="Standard">
      <style:text-properties fo:font-style="italic" officeooo:rsid="0033640f" officeooo:paragraph-rsid="0034682c" style:font-style-asian="italic" style:font-style-complex="italic"/>
    </style:style>
    <style:style style:name="P16" style:family="paragraph" style:parent-style-name="Standard">
      <style:text-properties fo:font-style="italic" officeooo:rsid="0033640f" officeooo:paragraph-rsid="0035b09d" style:font-style-asian="italic" style:font-style-complex="italic"/>
    </style:style>
    <style:style style:name="P17" style:family="paragraph" style:parent-style-name="Standard">
      <style:text-properties fo:font-style="italic" officeooo:rsid="0034f08c" officeooo:paragraph-rsid="0034f08c" style:font-style-asian="italic" style:font-style-complex="italic"/>
    </style:style>
    <style:style style:name="P18" style:family="paragraph" style:parent-style-name="Standard">
      <style:text-properties fo:font-style="italic" officeooo:rsid="0035b09d" officeooo:paragraph-rsid="0035d223" style:font-style-asian="italic" style:font-style-complex="italic"/>
    </style:style>
    <style:style style:name="P19" style:family="paragraph" style:parent-style-name="Standard">
      <style:text-properties officeooo:rsid="00221330" officeooo:paragraph-rsid="00221330"/>
    </style:style>
    <style:style style:name="P20" style:family="paragraph" style:parent-style-name="Standard">
      <style:text-properties fo:font-style="normal" officeooo:rsid="00221330" officeooo:paragraph-rsid="00221330" style:font-style-asian="normal" style:font-style-complex="normal"/>
    </style:style>
    <style:style style:name="P21" style:family="paragraph" style:parent-style-name="Standard">
      <style:text-properties fo:font-style="normal" officeooo:rsid="00240376" officeooo:paragraph-rsid="00240376" style:font-style-asian="normal" style:font-style-complex="normal"/>
    </style:style>
    <style:style style:name="P22" style:family="paragraph" style:parent-style-name="Standard">
      <style:text-properties fo:font-style="normal" officeooo:rsid="0025f6aa" officeooo:paragraph-rsid="0025f6aa" style:font-style-asian="normal" style:font-style-complex="normal"/>
    </style:style>
    <style:style style:name="P23" style:family="paragraph" style:parent-style-name="Standard">
      <style:text-properties fo:font-style="normal" officeooo:rsid="00272324" officeooo:paragraph-rsid="00272324" style:font-style-asian="normal" style:font-style-complex="normal"/>
    </style:style>
    <style:style style:name="P24" style:family="paragraph" style:parent-style-name="Standard">
      <style:text-properties fo:font-style="normal" officeooo:rsid="00272324" officeooo:paragraph-rsid="0028fcb8" style:font-style-asian="normal" style:font-style-complex="normal"/>
    </style:style>
    <style:style style:name="P25" style:family="paragraph" style:parent-style-name="Standard">
      <style:text-properties fo:font-style="normal" officeooo:rsid="002d5441" officeooo:paragraph-rsid="002d5441" style:font-style-asian="normal" style:font-style-complex="normal"/>
    </style:style>
    <style:style style:name="P26" style:family="paragraph" style:parent-style-name="Standard">
      <style:text-properties fo:font-style="normal" officeooo:rsid="002d5441" officeooo:paragraph-rsid="0033640f" style:font-style-asian="normal" style:font-style-complex="normal"/>
    </style:style>
    <style:style style:name="P27" style:family="paragraph" style:parent-style-name="Standard">
      <style:text-properties fo:font-style="normal" officeooo:rsid="002f4d3a" officeooo:paragraph-rsid="002f4d3a" style:font-style-asian="normal" style:font-style-complex="normal"/>
    </style:style>
    <style:style style:name="P28" style:family="paragraph" style:parent-style-name="Standard">
      <style:text-properties fo:font-style="normal" officeooo:rsid="002f4d3a" officeooo:paragraph-rsid="0028fcb8" style:font-style-asian="normal" style:font-style-complex="normal"/>
    </style:style>
    <style:style style:name="P29" style:family="paragraph" style:parent-style-name="Standard">
      <style:text-properties fo:font-style="normal" officeooo:rsid="002f4d3a" officeooo:paragraph-rsid="0033640f" style:font-style-asian="normal" style:font-style-complex="normal"/>
    </style:style>
    <style:style style:name="P30" style:family="paragraph" style:parent-style-name="Standard">
      <style:text-properties fo:font-style="normal" officeooo:rsid="002fcca6" officeooo:paragraph-rsid="002fcca6" style:font-style-asian="normal" style:font-style-complex="normal"/>
    </style:style>
    <style:style style:name="P31" style:family="paragraph" style:parent-style-name="Standard">
      <style:text-properties fo:font-style="normal" officeooo:rsid="002fcca6" officeooo:paragraph-rsid="002f4d3a" style:font-style-asian="normal" style:font-style-complex="normal"/>
    </style:style>
    <style:style style:name="P32" style:family="paragraph" style:parent-style-name="Standard">
      <style:text-properties fo:font-style="normal" officeooo:rsid="0032215a" officeooo:paragraph-rsid="0032215a" style:font-style-asian="normal" style:font-style-complex="normal"/>
    </style:style>
    <style:style style:name="P33" style:family="paragraph" style:parent-style-name="Standard">
      <style:text-properties fo:font-style="normal" officeooo:rsid="0033640f" officeooo:paragraph-rsid="0033640f" style:font-style-asian="normal" style:font-style-complex="normal"/>
    </style:style>
    <style:style style:name="P34" style:family="paragraph" style:parent-style-name="Standard">
      <style:text-properties fo:font-style="normal" officeooo:rsid="0033640f" officeooo:paragraph-rsid="0034682c" style:font-style-asian="normal" style:font-style-complex="normal"/>
    </style:style>
    <style:style style:name="P35" style:family="paragraph" style:parent-style-name="Standard">
      <style:text-properties fo:font-style="normal" officeooo:rsid="0034682c" officeooo:paragraph-rsid="0034682c" style:font-style-asian="normal" style:font-style-complex="normal"/>
    </style:style>
    <style:style style:name="P36" style:family="paragraph" style:parent-style-name="Standard">
      <style:text-properties fo:font-style="normal" officeooo:rsid="0034682c" officeooo:paragraph-rsid="0034f08c" style:font-style-asian="normal" style:font-style-complex="normal"/>
    </style:style>
    <style:style style:name="P37" style:family="paragraph" style:parent-style-name="Standard">
      <style:text-properties fo:font-style="normal" officeooo:rsid="0034f08c" officeooo:paragraph-rsid="0034682c" style:font-style-asian="normal" style:font-style-complex="normal"/>
    </style:style>
    <style:style style:name="P38" style:family="paragraph" style:parent-style-name="Standard">
      <style:text-properties fo:font-style="normal" officeooo:rsid="003558d8" officeooo:paragraph-rsid="0034682c" style:font-style-asian="normal" style:font-style-complex="normal"/>
    </style:style>
    <style:style style:name="P39" style:family="paragraph" style:parent-style-name="Standard">
      <style:text-properties fo:font-style="normal" officeooo:rsid="0035b09d" officeooo:paragraph-rsid="0034682c" style:font-style-asian="normal" style:font-style-complex="normal"/>
    </style:style>
    <style:style style:name="P40" style:family="paragraph" style:parent-style-name="Standard">
      <style:text-properties fo:font-style="normal" officeooo:rsid="0035b09d" officeooo:paragraph-rsid="0035b09d" style:font-style-asian="normal" style:font-style-complex="normal"/>
    </style:style>
    <style:style style:name="P41" style:family="paragraph" style:parent-style-name="Standard">
      <style:text-properties fo:font-style="normal" officeooo:rsid="0035d223" officeooo:paragraph-rsid="0035d223" style:font-style-asian="normal" style:font-style-complex="normal"/>
    </style:style>
    <style:style style:name="P42" style:family="paragraph" style:parent-style-name="Standard">
      <style:text-properties fo:font-style="normal" officeooo:rsid="0035d223" officeooo:paragraph-rsid="0036e873" style:font-style-asian="normal" style:font-style-complex="normal"/>
    </style:style>
    <style:style style:name="P43" style:family="paragraph" style:parent-style-name="Standard">
      <style:text-properties fo:font-style="normal" officeooo:rsid="0036e873" officeooo:paragraph-rsid="0036e873" style:font-style-asian="normal" style:font-style-complex="normal"/>
    </style:style>
    <style:style style:name="P44" style:family="paragraph" style:parent-style-name="Standard">
      <style:text-properties fo:font-style="normal" officeooo:rsid="0037103e" officeooo:paragraph-rsid="0037103e" style:font-style-asian="normal" style:font-style-complex="normal"/>
    </style:style>
    <style:style style:name="P45" style:family="paragraph" style:parent-style-name="Standard">
      <style:text-properties fo:font-style="italic" officeooo:rsid="0037103e" officeooo:paragraph-rsid="0037103e" style:font-style-asian="italic" style:font-style-complex="italic"/>
    </style:style>
    <style:style style:name="T1" style:family="text">
      <style:text-properties officeooo:rsid="001efa46"/>
    </style:style>
    <style:style style:name="T2" style:family="text">
      <style:text-properties officeooo:rsid="0020b150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b150" style:font-style-asian="normal" style:font-style-complex="normal"/>
    </style:style>
    <style:style style:name="T5" style:family="text">
      <style:text-properties fo:font-style="normal" officeooo:rsid="00221330" style:font-style-asian="normal" style:font-style-complex="normal"/>
    </style:style>
    <style:style style:name="T6" style:family="text">
      <style:text-properties fo:font-style="normal" officeooo:rsid="00240376" style:font-style-asian="normal" style:font-style-complex="normal"/>
    </style:style>
    <style:style style:name="T7" style:family="text">
      <style:text-properties fo:font-style="normal" officeooo:rsid="0025f6aa" style:font-style-asian="normal" style:font-style-complex="normal"/>
    </style:style>
    <style:style style:name="T8" style:family="text">
      <style:text-properties fo:font-style="normal" officeooo:rsid="0028fcb8" style:font-style-asian="normal" style:font-style-complex="normal"/>
    </style:style>
    <style:style style:name="T9" style:family="text">
      <style:text-properties fo:font-style="normal" officeooo:rsid="002c811f" style:font-style-asian="normal" style:font-style-complex="normal"/>
    </style:style>
    <style:style style:name="T10" style:family="text">
      <style:text-properties fo:font-style="normal" officeooo:rsid="002f4d3a" style:font-style-asian="normal" style:font-style-complex="normal"/>
    </style:style>
    <style:style style:name="T11" style:family="text">
      <style:text-properties fo:font-style="normal" officeooo:rsid="002fcca6" style:font-style-asian="normal" style:font-style-complex="normal"/>
    </style:style>
    <style:style style:name="T12" style:family="text">
      <style:text-properties fo:font-style="normal" officeooo:rsid="0033640f" style:font-style-asian="normal" style:font-style-complex="normal"/>
    </style:style>
    <style:style style:name="T13" style:family="text">
      <style:text-properties fo:font-style="normal" officeooo:rsid="0034682c" style:font-style-asian="normal" style:font-style-complex="normal"/>
    </style:style>
    <style:style style:name="T14" style:family="text">
      <style:text-properties fo:font-style="normal" officeooo:rsid="0034f08c" style:font-style-asian="normal" style:font-style-complex="normal"/>
    </style:style>
    <style:style style:name="T15" style:family="text">
      <style:text-properties fo:font-style="normal" officeooo:rsid="003558d8" style:font-style-asian="normal" style:font-style-complex="normal"/>
    </style:style>
    <style:style style:name="T16" style:family="text">
      <style:text-properties fo:font-style="normal" officeooo:rsid="0035b09d" style:font-style-asian="normal" style:font-style-complex="normal"/>
    </style:style>
    <style:style style:name="T17" style:family="text">
      <style:text-properties fo:font-style="normal" officeooo:rsid="0035d223" style:font-style-asian="normal" style:font-style-complex="normal"/>
    </style:style>
    <style:style style:name="T18" style:family="text">
      <style:text-properties officeooo:rsid="00221330"/>
    </style:style>
    <style:style style:name="T19" style:family="text">
      <style:text-properties officeooo:rsid="0034682c"/>
    </style:style>
    <style:style style:name="T20" style:family="text">
      <style:text-properties style:text-line-through-style="solid" style:text-line-through-type="single" fo:font-style="normal" style:font-style-asian="normal" style:font-style-complex="normal"/>
    </style:style>
    <style:style style:name="T21" style:family="text">
      <style:text-properties style:text-line-through-style="solid" style:text-line-through-type="single" fo:font-style="normal" officeooo:rsid="0037103e" style:font-style-asian="normal" style:font-style-complex="normal"/>
    </style:style>
    <style:style style:name="T22" style:family="text">
      <style:text-properties style:text-line-through-style="none" style:text-line-through-type="none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icionar arquivos para </text:p>
      <text:p text:style-name="P1">LVM – permite incluir um hd externo</text:p>
      <text:p text:style-name="P1"><text:tab/>escolher partições /home /var e /tmp separadas </text:p>
      <text:p text:style-name="P1"><text:tab/><text:tab/>/<text:span text:style-name="T1">home usuarios</text:span></text:p>
      <text:p text:style-name="P1"><text:tab/><text:tab/>/ <text:span text:style-name="T1">raiz</text:span></text:p>
      <text:p text:style-name="P2"><text:tab/><text:tab/>/ swap memoria virtual</text:p>
      <text:p text:style-name="P2"><text:tab/><text:tab/>/tmp arquivos temporarios</text:p>
      <text:p text:style-name="P2"><text:tab/><text:tab/>/var logs e serviços</text:p>
      <text:p text:style-name="P2"><text:tab/><text:tab/>/boot boot</text:p>
      <text:p text:style-name="P2"/>
      <text:p text:style-name="P2">shutdown -h now = desliga o servidor</text:p>
      <text:p text:style-name="P19">resetar a senha do root</text:p>
      <text:p text:style-name="P19"><text:tab/>no grub digite a tecla e com a seta vai ate</text:p>
      <text:p text:style-name="P19"><text:tab/>linux ate o ro quiet e substitui</text:p>
      <text:p text:style-name="P3"><text:span text:style-name="T2"><text:s text:c="19"/></text:span><text:span text:style-name="T18">rw int=</text:span><text:span text:style-name="T2">/bin/</text:span><text:span text:style-name="T4">bash </text:span></text:p>
      <text:p text:style-name="P5"><text:span text:style-name="T4"><text:tab/><text:tab/>e </text:span><text:span text:style-name="T3">ctrl + x</text:span></text:p>
      <text:p text:style-name="P4"><text:span text:style-name="T3"><text:tab/><text:tab/>passwd </text:span><text:span text:style-name="T5">= comando </text:span><text:span text:style-name="T3">modifica a senha</text:span></text:p>
      <text:p text:style-name="P4"><text:span text:style-name="T3"><text:tab/><text:tab/></text:span><text:span text:style-name="T5">e reinicia a maquina</text:span></text:p>
      <text:p text:style-name="P20"/>
      <text:p text:style-name="P20">comandos basico</text:p>
      <text:p text:style-name="P20"><text:tab/>clear = limpar tela</text:p>
      <text:p text:style-name="P20"><text:tab/>pwd = entrar no diretorio root</text:p>
      <text:p text:style-name="P20"><text:tab/>cd = movimentar entre pasta</text:p>
      <text:p text:style-name="P20"><text:tab/>ls = lista o diretorio</text:p>
      <text:p text:style-name="P21">date = exibe a data</text:p>
      <text:p text:style-name="P21">cal = calendario</text:p>
      <text:p text:style-name="P4"><text:span text:style-name="T3">; </text:span><text:span text:style-name="T6">= executa dois comandos simultaneamento</text:span></text:p>
      <text:p text:style-name="P21">reboot = reinicia</text:p>
      <text:p text:style-name="P21">halt ou shutdown -h now = desliga</text:p>
      <text:p text:style-name="P21">ctrl + c = cancela comandos</text:p>
      <text:p text:style-name="P21">mkdir [ nome diretorio ]= cria diretorios</text:p>
      <text:p text:style-name="P21">rm -r [ nome diretorio ] = excluir diretorios</text:p>
      <text:p text:style-name="P21">rm -rf[ <text:s/>nome diretorio ] = excluir diretorio sem perguntar</text:p>
      <text:p text:style-name="P21">history = exibi os ultimos 1000 comandos</text:p>
      <text:p text:style-name="P21">vi = editor de texto</text:p>
      <text:p text:style-name="P21">vi [ nome arquivo ] = criar texto</text:p>
      <text:p text:style-name="P21">aperta a tecla i e começa a escrever</text:p>
      <text:p text:style-name="P6"><text:span text:style-name="T3">aperta a tecla </text:span><text:span text:style-name="T7">a</text:span><text:span text:style-name="T3"> e começa a escrever </text:span><text:span text:style-name="T7">após o cursor</text:span></text:p>
      <text:p text:style-name="P6"><text:span text:style-name="T3">esc + : - wq = salva e sai <text:s/>/ - </text:span><text:span text:style-name="T7">q! = sai do arquivo sem salvar / set number = numera linhas</text:span></text:p>
      <text:p text:style-name="P22">ls -l = mostra detalhes da pasta e arquivos</text:p>
      <text:p text:style-name="P22"><text:tab/>começando </text:p>
      <text:p text:style-name="P22"><text:tab/><text:tab/>- = arquivo</text:p>
      <text:p text:style-name="P22"><text:tab/><text:tab/>d = diretorio</text:p>
      <text:p text:style-name="P22">rm [ nome arquivo ] = apaga arquivo</text:p>
      <text:p text:style-name="P22">cat [ nome arquivo ] = visualisar o conteudo do arquivo</text:p>
      <text:p text:style-name="P22">mv [ nome arquivo ] [ novo nome arquivo ] = renomear arquivo</text:p>
      <text:p text:style-name="P22">cv [ nome arquivo ] [ novo nome arquivo ] = copiar arquivo</text:p>
      <text:p text:style-name="P22"/>
      <text:p text:style-name="P23">systemd-analyze = mostra o tempo de carregamento do sistema</text:p>
      <text:p text:style-name="P23">systemd-analyze blame = mostra o tempo de carregamento dos processos</text:p>
      <text:p text:style-name="P23">hostnamectl = <text:s/>informações do sistema</text:p>
      <text:p text:style-name="P23">systemctl = status de todos serviços</text:p>
      <text:p text:style-name="P23"><text:soft-page-break/>systemctl status ssh.service = status atual do serviço</text:p>
      <text:p text:style-name="P8"><text:span text:style-name="T3">systemctl </text:span><text:span text:style-name="T8">restart</text:span><text:span text:style-name="T3"> ssh.service = </text:span><text:span text:style-name="T8">reiniciar</text:span><text:span text:style-name="T3"> atual do serviço</text:span></text:p>
      <text:p text:style-name="P24">systemctl is-enable ssh.service = ver se o serviço inicia junto com o servidor</text:p>
      <text:p text:style-name="P23">systemctl stop ssh.service = parar o serviço</text:p>
      <text:p text:style-name="P23">systemctl start ssh.service = ativa o serviço</text:p>
      <text:p text:style-name="P23">systemctl disable ssh.service = desativa o serviço ao iniciar o linux</text:p>
      <text:p text:style-name="P7"><text:span text:style-name="T3">systemctl </text:span><text:span text:style-name="T8">enable</text:span><text:span text:style-name="T3"> ssh.service = ativa o serviço ao iniciar o linux</text:span></text:p>
      <text:p text:style-name="P8"><text:span text:style-name="T3">systemctl </text:span><text:span text:style-name="T8">cat</text:span><text:span text:style-name="T3"> ssh.service = </text:span><text:span text:style-name="T8">detalhes do arquivo</text:span></text:p>
      <text:p text:style-name="P9"><text:span text:style-name="T8">l</text:span><text:span text:style-name="T3">spci = mostra todos dispositivos ao servidor</text:span></text:p>
      <text:p text:style-name="P9"><text:span text:style-name="T3">ip address ou ip addr <text:s/></text:span><text:span text:style-name="T9">ou ip a</text:span><text:span text:style-name="T3"> = informações sobre dispotivos e endereços de rede</text:span></text:p>
      <text:p text:style-name="P25">configurar ip fixo</text:p>
      <text:p text:style-name="P10"><text:span text:style-name="T3">cd /</text:span>etc/<text:span text:style-name="T3">network/</text:span></text:p>
      <text:p text:style-name="P25"><text:tab/>interfaces = arquivos de interface</text:p>
      <text:p text:style-name="P25"><text:s/><text:tab/>edita o arquivo interfaces</text:p>
      <text:p text:style-name="P25"><text:s/><text:tab/>comenta a linha </text:p>
      <text:p text:style-name="P25"><text:tab/><text:tab/>iface enp0s3 inet dhcp</text:p>
      <text:p text:style-name="P10"><text:span text:style-name="T3"><text:tab/><text:tab/></text:span><text:span text:style-name="T10">e digite</text:span></text:p>
      <text:p text:style-name="P8"><text:span text:style-name="T3"><text:tab/><text:tab/></text:span><text:span text:style-name="T10">auto enp0s3</text:span></text:p>
      <text:p text:style-name="P11"><text:span text:style-name="T3"><text:tab/><text:tab/>iface enp0s3 inet </text:span><text:span text:style-name="T10">static</text:span></text:p>
      <text:p text:style-name="P27"><text:tab/><text:tab/>address 192.168.25.242 – exemplo de ip</text:p>
      <text:p text:style-name="P28"><text:tab/><text:tab/>netmask 255.255.255.0 – maskara de rede</text:p>
      <text:p text:style-name="P27"><text:tab/><text:tab/>network 192.168.25.0 – inicio da rede</text:p>
      <text:p text:style-name="P27"><text:tab/><text:tab/>broadcast 192.168.25.255</text:p>
      <text:p text:style-name="P27"><text:tab/><text:tab/>gateway 192.168.25.1 = ip do roteador da rede </text:p>
      <text:p text:style-name="P27"/>
      <text:p text:style-name="P27">configurar dns</text:p>
      <text:p text:style-name="P13"><text:span text:style-name="T3"><text:tab/>vi /</text:span>etc/<text:span text:style-name="T3">resolv.conf</text:span></text:p>
      <text:p text:style-name="P27"><text:tab/><text:tab/>editar o nameserver [ ip do roteador ]</text:p>
      <text:p text:style-name="P30">ou servidor o google 8.8.8.8</text:p>
      <text:p text:style-name="P13"><text:span text:style-name="T3"><text:tab/><text:tab/></text:span><text:span text:style-name="T11">e reinicia o servidor</text:span></text:p>
      <text:p text:style-name="P31"/>
      <text:p text:style-name="P30">apt-get install ipcalc</text:p>
      <text:p text:style-name="P30"/>
      <text:p text:style-name="P32">para configurar mais de um servidor na maquina</text:p>
      <text:p text:style-name="P32">no arquivo interfaces</text:p>
      <text:p text:style-name="P32"/>
      <text:p text:style-name="P32"><text:tab/>apaga todas as linhas da placa dois e digite</text:p>
      <text:p text:style-name="P32"><text:tab/><text:tab/>#WAN</text:p>
      <text:p text:style-name="P33"><text:tab/><text:tab/><text:tab/>allow-hotplug enp0s3</text:p>
      <text:p text:style-name="P33"><text:tab/><text:tab/><text:tab/>auto enp0s3</text:p>
      <text:p text:style-name="P26"><text:tab/><text:tab/><text:tab/>iface enp0s3 inet dhcp</text:p>
      <text:p text:style-name="P12"><text:span text:style-name="T3"><text:tab/><text:tab/></text:span><text:span text:style-name="T12">#LAN</text:span></text:p>
      <text:p text:style-name="P12"><text:span text:style-name="T3"><text:tab/><text:tab/><text:tab/></text:span><text:span text:style-name="T12">allow-hotplug enp0s8</text:span></text:p>
      <text:p text:style-name="P12"><text:span text:style-name="T12"><text:tab/><text:tab/><text:tab/></text:span><text:span text:style-name="T10">auto enp0s</text:span><text:span text:style-name="T12">8</text:span></text:p>
      <text:p text:style-name="P12"><text:span text:style-name="T3"><text:tab/><text:tab/><text:tab/>iface enp0s3 inet </text:span><text:span text:style-name="T10">static</text:span></text:p>
      <text:p text:style-name="P29"><text:tab/><text:tab/><text:tab/>address 192.168.25.242 – exemplo de ip</text:p>
      <text:p text:style-name="P29"><text:tab/><text:tab/><text:tab/>netmask 255.255.255.0 – maskara de rede</text:p>
      <text:p text:style-name="P29"><text:tab/><text:tab/><text:tab/>network 192.168.25.0 – inicio da rede</text:p>
      <text:p text:style-name="P29"><text:tab/><text:tab/><text:tab/>broadcast 192.168.25.255</text:p>
      <text:p text:style-name="P29"/>
      <text:p text:style-name="P14"><text:span text:style-name="T10"><text:tab/>s</text:span><text:span text:style-name="T3">ystemctl restart networking = reinicia a configurações do adaptador de rede de rede</text:span></text:p>
      <text:p text:style-name="P33"/>
      <text:p text:style-name="P34"><text:soft-page-break/><text:tab/>ping [ site ] = para ver se a internet funciona</text:p>
      <text:p text:style-name="P34"/>
      <text:p text:style-name="P35">para acessar instalar o putty</text:p>
      <text:p text:style-name="P35"><text:tab/>acesso com um usuario da maquina</text:p>
      <text:p text:style-name="P36"/>
      <text:p text:style-name="P17"><text:span text:style-name="T13">m</text:span><text:span text:style-name="T3">ostrar logo ao reiniciar</text:span></text:p>
      <text:p text:style-name="P15"><text:span text:style-name="T13"><text:tab/></text:span><text:span text:style-name="T14">abaixar o arquivo linux logo</text:span></text:p>
      <text:p text:style-name="P37"><text:tab/>apt-get install linuxlogo</text:p>
      <text:p text:style-name="P37"><text:tab/>e depois renomeia ele como issue</text:p>
      <text:p text:style-name="P15"><text:span text:style-name="T13"><text:tab/>configurar o arquivo /</text:span><text:span text:style-name="T19">etc/</text:span><text:span text:style-name="T13">issue</text:span><text:span text:style-name="T3"> </text:span></text:p>
      <text:p text:style-name="P15"><text:span text:style-name="T3"><text:tab/></text:span><text:span text:style-name="T14">cat issue.linuxlogo &gt; issue = rediciona o arquivo para outro</text:span></text:p>
      <text:p text:style-name="P37"><text:s/><text:tab/>/vi/motd = mudar a mensagem de boas vindas</text:p>
      <text:p text:style-name="P37"/>
      <text:p text:style-name="P38">montar diretorios externos</text:p>
      <text:p text:style-name="P38"><text:tab/>cria diretorios no /mnt</text:p>
      <text:p text:style-name="P15"><text:span text:style-name="T15"><text:tab/></text:span><text:span text:style-name="T16">mount /nome do dispositivo /diretorio onde quer copiar</text:span></text:p>
      <text:p text:style-name="P39"/>
      <text:p text:style-name="P40">apt-get install ntfs-3g = driver para ler e gravar arquivos ntfs</text:p>
      <text:p text:style-name="P16"><text:span text:style-name="T15"><text:tab/></text:span><text:span text:style-name="T16">mount -t ntfs-3g /nome do dispositivo /diretorio onde quer copiar</text:span></text:p>
      <text:p text:style-name="P40"/>
      <text:p text:style-name="P40">umount /nome do dispositivo = desmontar o dispositivo externo</text:p>
      <text:p text:style-name="P40"/>
      <text:p text:style-name="P40">empacotar arquivos</text:p>
      <text:p text:style-name="P40"><text:tab/>wget [ nome do site para donwload ] = abaixar o arquivo do site</text:p>
      <text:p text:style-name="P18"><text:span text:style-name="T3"><text:tab/>tar xzvf [ nome do arquivo ] </text:span><text:span text:style-name="T17">ou </text:span><text:span text:style-name="T3">tar x</text:span><text:span text:style-name="T17">b</text:span><text:span text:style-name="T3">vf [ nome do arquivo ] = descompctar arquivo</text:span></text:p>
      <text:p text:style-name="P18"><text:span text:style-name="T3"><text:tab/></text:span><text:span text:style-name="T17">tar czvf nome do arquivo /onde estão o arquivo para compactar</text:span></text:p>
      <text:p text:style-name="P41"><text:tab/>tar czvf nome do arquivo -c /onde estão o arquivo para compactar = para outros lugares</text:p>
      <text:p text:style-name="P42"><text:s/></text:p>
      <text:p text:style-name="P43">atualizações</text:p>
      <text:p text:style-name="P43"><text:tab/>uname -a = versão do kernel</text:p>
      <text:p text:style-name="P44"/>
      <text:p text:style-name="P43">apt-get update = atualização</text:p>
      <text:p text:style-name="P45"><text:span text:style-name="T22">apt-get </text:span><text:span text:style-name="T20">u full </text:span><text:span text:style-name="T22">upgrade = atualiza todos pacotes</text:span></text:p>
      <text:p text:style-name="P45"><text:span text:style-name="T22">reinicia o servidor</text:span></text:p>
      <text:p text:style-name="P45"><text:span text:style-name="T22"/></text:p>
      <text:p text:style-name="P45"><text:span text:style-name="T22">aula 1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2:21:31.238148971</meta:creation-date>
    <meta:generator>LibreOffice/7.3.7.2$Linux_X86_64 LibreOffice_project/30$Build-2</meta:generator>
    <dc:date>2023-04-15T17:21:06.668750060</dc:date>
    <meta:editing-duration>PT11M19S</meta:editing-duration>
    <meta:editing-cycles>4</meta:editing-cycles>
    <meta:document-statistic meta:table-count="0" meta:image-count="0" meta:object-count="0" meta:page-count="3" meta:paragraph-count="123" meta:word-count="744" meta:character-count="4347" meta:non-whitespace-character-count="3576"/>
  </office:meta>
</office:document-meta>
</file>